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s" fo:country="ES" style:text-underline-style="solid" style:text-underline-width="auto" style:text-underline-color="font-color" fo:font-weight="bold" officeooo:rsid="000c3e78" officeooo:paragraph-rsid="000c3e78" style:font-size-asian="16pt" style:font-weight-asian="bold" style:font-size-complex="16pt" style:font-weight-complex="bold"/>
    </style:style>
    <style:style style:name="P2" style:family="paragraph" style:parent-style-name="Standard">
      <style:paragraph-properties fo:line-height="115%" fo:text-align="center" style:justify-single-word="false"/>
      <style:text-properties fo:font-size="16pt" fo:language="es" fo:country="ES" style:text-underline-style="solid" style:text-underline-width="auto" style:text-underline-color="font-color" fo:font-weight="bold" officeooo:rsid="000c3e78" officeooo:paragraph-rsid="000c3e78" style:font-size-asian="16pt" style:font-weight-asian="bold" style:font-size-complex="16pt" style:font-weight-complex="bold"/>
    </style:style>
    <style:style style:name="P3" style:family="paragraph" style:parent-style-name="Standard" style:list-style-name="L1">
      <style:paragraph-properties fo:line-height="115%" fo:text-align="justify" style:justify-single-word="false"/>
      <style:text-properties fo:language="es" fo:country="ES" officeooo:rsid="000c3e78" officeooo:paragraph-rsid="000c3e78"/>
    </style:style>
    <style:style style:name="P4" style:family="paragraph" style:parent-style-name="Standard" style:list-style-name="L2">
      <style:paragraph-properties fo:line-height="115%" fo:text-align="justify" style:justify-single-word="false"/>
      <style:text-properties fo:language="es" fo:country="ES" officeooo:rsid="000c3e78" officeooo:paragraph-rsid="000c3e78"/>
    </style:style>
    <style:style style:name="P5" style:family="paragraph" style:parent-style-name="Standard" style:list-style-name="L2">
      <style:paragraph-properties fo:line-height="115%" fo:text-align="justify" style:justify-single-word="false"/>
      <style:text-properties fo:language="es" fo:country="ES" officeooo:rsid="000c7e80" officeooo:paragraph-rsid="000c7e80"/>
    </style:style>
    <style:style style:name="P6" style:family="paragraph" style:parent-style-name="Standard" style:list-style-name="L1">
      <style:paragraph-properties fo:line-height="115%" fo:text-align="justify" style:justify-single-word="false"/>
      <style:text-properties fo:language="es" fo:country="ES" officeooo:rsid="000d1cdd" officeooo:paragraph-rsid="000d1cdd"/>
    </style:style>
    <style:style style:name="P7" style:family="paragraph" style:parent-style-name="Standard" style:list-style-name="L1">
      <style:paragraph-properties fo:line-height="115%" fo:text-align="justify" style:justify-single-word="false"/>
      <style:text-properties fo:language="es" fo:country="ES" officeooo:rsid="000da221" officeooo:paragraph-rsid="000da221"/>
    </style:style>
    <style:style style:name="P8" style:family="paragraph" style:parent-style-name="Standard" style:list-style-name="L3">
      <style:paragraph-properties fo:line-height="115%" fo:text-align="justify" style:justify-single-word="false"/>
      <style:text-properties fo:language="es" fo:country="ES" officeooo:rsid="000f806e" officeooo:paragraph-rsid="000f806e"/>
    </style:style>
    <style:style style:name="P9" style:family="paragraph" style:parent-style-name="Standard" style:list-style-name="L3">
      <style:paragraph-properties fo:line-height="115%" fo:text-align="justify" style:justify-single-word="false"/>
      <style:text-properties fo:language="es" fo:country="ES" officeooo:rsid="000ff1c0" officeooo:paragraph-rsid="000ff1c0"/>
    </style:style>
    <style:style style:name="P10" style:family="paragraph" style:parent-style-name="Standard" style:list-style-name="L1">
      <style:paragraph-properties fo:line-height="115%" fo:text-align="justify" style:justify-single-word="false"/>
      <style:text-properties fo:language="es" fo:country="ES" officeooo:rsid="0014f003" officeooo:paragraph-rsid="0014f003"/>
    </style:style>
    <style:style style:name="P11" style:family="paragraph" style:parent-style-name="Standard" style:list-style-name="L1">
      <style:paragraph-properties fo:line-height="115%" fo:text-align="justify" style:justify-single-word="false"/>
      <style:text-properties fo:language="es" fo:country="ES" officeooo:rsid="0014f003" officeooo:paragraph-rsid="0015c298"/>
    </style:style>
    <style:style style:name="P12" style:family="paragraph" style:parent-style-name="Standard" style:list-style-name="L1">
      <style:paragraph-properties fo:line-height="115%" fo:text-align="justify" style:justify-single-word="false"/>
      <style:text-properties fo:language="es" fo:country="ES" officeooo:rsid="0014f003" officeooo:paragraph-rsid="00174ff7"/>
    </style:style>
    <style:style style:name="P13" style:family="paragraph" style:parent-style-name="Standard" style:list-style-name="L1">
      <style:paragraph-properties fo:line-height="115%" fo:text-align="justify" style:justify-single-word="false"/>
      <style:text-properties fo:language="es" fo:country="ES" officeooo:rsid="0015c298" officeooo:paragraph-rsid="0015c298"/>
    </style:style>
    <style:style style:name="P14" style:family="paragraph" style:parent-style-name="Standard" style:list-style-name="L5">
      <style:paragraph-properties fo:line-height="115%" fo:text-align="justify" style:justify-single-word="false"/>
      <style:text-properties fo:language="es" fo:country="ES" officeooo:rsid="0015c298" officeooo:paragraph-rsid="0015c298"/>
    </style:style>
    <style:style style:name="P15" style:family="paragraph" style:parent-style-name="Standard" style:list-style-name="L1">
      <style:paragraph-properties fo:line-height="115%" fo:text-align="justify" style:justify-single-word="false"/>
      <style:text-properties fo:language="es" fo:country="ES" officeooo:rsid="00174ff7" officeooo:paragraph-rsid="00174ff7"/>
    </style:style>
    <style:style style:name="P16" style:family="paragraph" style:parent-style-name="Standard">
      <style:paragraph-properties fo:margin-left="0.4925in" fo:margin-right="0in" fo:line-height="115%" fo:text-align="justify" style:justify-single-word="false" fo:text-indent="0in" style:auto-text-indent="false"/>
      <style:text-properties fo:language="es" fo:country="ES" officeooo:rsid="000c7e80" officeooo:paragraph-rsid="000c7e80"/>
    </style:style>
    <style:style style:name="P17" style:family="paragraph" style:parent-style-name="Standard">
      <style:paragraph-properties fo:margin-left="0.4925in" fo:margin-right="0in" fo:line-height="115%" fo:text-align="justify" style:justify-single-word="false" fo:text-indent="0in" style:auto-text-indent="false"/>
      <style:text-properties fo:language="es" fo:country="ES" officeooo:rsid="000ff1c0" officeooo:paragraph-rsid="000ff1c0"/>
    </style:style>
    <style:style style:name="P18" style:family="paragraph" style:parent-style-name="Standard">
      <style:paragraph-properties fo:margin-left="0.4925in" fo:margin-right="0in" fo:line-height="115%" fo:text-align="justify" style:justify-single-word="false" fo:text-indent="0in" style:auto-text-indent="false"/>
      <style:text-properties fo:language="es" fo:country="ES" officeooo:rsid="0014f003" officeooo:paragraph-rsid="0014f003"/>
    </style:style>
    <style:style style:name="P19" style:family="paragraph" style:parent-style-name="Standard">
      <style:paragraph-properties fo:margin-left="0.4925in" fo:margin-right="0in" fo:line-height="115%" fo:text-align="justify" style:justify-single-word="false" fo:text-indent="0in" style:auto-text-indent="false"/>
      <style:text-properties fo:language="es" fo:country="ES" officeooo:rsid="0015c298" officeooo:paragraph-rsid="0015c298"/>
    </style:style>
    <style:style style:name="T1" style:family="text">
      <style:text-properties officeooo:rsid="000c7e80"/>
    </style:style>
    <style:style style:name="T2" style:family="text">
      <style:text-properties officeooo:rsid="000dba5d"/>
    </style:style>
    <style:style style:name="T3" style:family="text">
      <style:text-properties officeooo:rsid="000ff1c0"/>
    </style:style>
    <style:style style:name="T4" style:family="text">
      <style:text-properties officeooo:rsid="0015c298"/>
    </style:style>
    <style:style style:name="T5" style:family="text">
      <style:text-properties officeooo:rsid="00174ff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2º Trimestre</text:p>
      <text:p text:style-name="P2"/>
      <text:list xml:id="list3119542538" text:style-name="L1">
        <text:list-item>
          <text:p text:style-name="P3">Crear una clase que almacene el día, mes y año en formato entero y que tenga los siguientes métodos:</text:p>
        </text:list-item>
      </text:list>
      <text:list xml:id="list3296740000" text:style-name="L2">
        <text:list-item>
          <text:list>
            <text:list-item>
              <text:list>
                <text:list-item>
                  <text:p text:style-name="P4">Mostrar la fecha en formato texto con el día de la semana y mes en texto.</text:p>
                </text:list-item>
                <text:list-item>
                  <text:p text:style-name="P4">Método que reciba una fecha y devuelva un 0 si las fechas son iguales, 1 si la fecha que se le pasa es mayor y -1 si la fecha es menor.</text:p>
                </text:list-item>
                <text:list-item>
                  <text:p text:style-name="P4">El constructor de la clase deberá comprobar que es una fecha adecuada.</text:p>
                </text:list-item>
                <text:list-item>
                  <text:p text:style-name="P4">Un método privado que devuelta un verdadero si el año <text:span text:style-name="T1">es bisiesto.</text:span></text:p>
                </text:list-item>
                <text:list-item>
                  <text:p text:style-name="P5">Método annadirDias que reciba como parámetro un entero que represente el número de días y sume esos días a la fecha.</text:p>
                </text:list-item>
                <text:list-item>
                  <text:p text:style-name="P5">Método restarDias que reciba como parámetro un entero que represente el número de días y reste esos días a la fecha.</text:p>
                </text:list-item>
                <text:list-item>
                  <text:p text:style-name="P5">Método annadirMeses que reciba como parámetro un entero que represente el número de meses y sume esos meses a la fecha. Si la fecha resultante no fuese una fecha válida lanzar una excepción.</text:p>
                </text:list-item>
                <text:list-item>
                  <text:p text:style-name="P5">Métood restarMeses que reciba como parámetro un entero que represente el número de meses y reste esos meses a la fecha. Si la fecha resultante no fuese una fecha válida lanzar una excepción.</text:p>
                </text:list-item>
                <text:list-item>
                  <text:p text:style-name="P5">Los atributos día, mes y año sólo podrán modificarse por los cuatro métodos anteriores.</text:p>
                </text:list-item>
              </text:list>
              <text:p text:style-name="P5">Notas: recomendación de crear un array con los días de la semana en formato texto y otro con los meses en formato texto.</text:p>
            </text:list-item>
          </text:list>
        </text:list-item>
      </text:list>
      <text:p text:style-name="P16"/>
      <text:p text:style-name="P16">Crear un programa principal para probar los métodos anteriores.</text:p>
      <text:p text:style-name="P16"/>
      <text:list xml:id="list222237058868423" text:continue-list="list3119542538" text:style-name="L1">
        <text:list-item>
          <text:p text:style-name="P6">Crear una clase para que almacene como máximo 100 fechas y que permita añadir fechas, borrar fechas (se le pasará una fecha en formato de tres enteros y borrará todas las fechas que aparezcan iguales a la que se le pasa). Las fechas deberán ordenarse cronológicas.</text:p>
          <text:p text:style-name="P6">Crear un programa principal para probar la clase anterior.</text:p>
          <text:p text:style-name="P6"/>
        </text:list-item>
        <text:list-item>
          <text:p text:style-name="P10">Nos piden crear un programa para tener la carta de los bares en formato digital para evitar contagios al tocar la carta los clientes. La carta deberá contener tanto la bebida como la comida, y debemos tener en cuenta que ambas tienen un precio y un nombre.</text:p>
          <text:p text:style-name="P10">Para la bebida se deberá indicar también si es alcohólica o no y el tamaño que podrá tomar valores nulos, o bien “Copa” o botella.</text:p>
          <text:p text:style-name="P10"/>
          <text:p text:style-name="P10">De la comida además del precio y el nombre deberemos guardar si contiene gluten, leche, frutos secos o mariscos. Además tendrá una pequeña descripción de qué es la comida o cómo está hecha, por ejemplo “Montadito de la casa” llevará la descripción “montadito de lomo, jamón, tomate, pimiento y salsa ali-ali”.</text:p>
        </text:list-item>
      </text:list>
      <text:p text:style-name="P18"/>
      <text:p text:style-name="P19">El dueño del bar quiere utilizar también la aplicación para saber que artículos son baratos (hasta 2 euros), económicos (2 a 5 euros) o Delicatessen ( mayor que 5 euros) en el caso de <text:soft-page-break/>las comidas y económicos (menos de 5 euros) o Delicatessen (mayor de 5 euros) en el caso de las bebidas.</text:p>
      <text:p text:style-name="P19">Para poder identificar fácilmente los elementos de la carta (para poder borrarlos o modificarlos) nos <text:span text:style-name="T5">piden que tengan un código numérico que deberá de asignarse de forma automática cuando se cree el elemento.</text:span></text:p>
      <text:p text:style-name="P19"/>
      <text:list xml:id="list222236734096626" text:continue-numbering="true" text:style-name="L1">
        <text:list-header>
          <text:p text:style-name="P11"><text:span text:style-name="T4">N</text:span>os piden que creemos un programa que <text:span text:style-name="T5">solicite el número máximo de elementos en la carta y</text:span> permita:</text:p>
          <text:p text:style-name="P11"/>
          <text:list>
            <text:list-item>
              <text:list>
                <text:list-item>
                  <text:p text:style-name="P11"><text:span text:style-name="T4">A</text:span>ñadir elementos a la carta.</text:p>
                </text:list-item>
                <text:list-item>
                  <text:p text:style-name="P11"><text:span text:style-name="T4">B</text:span>orrar elementos de la carta.</text:p>
                </text:list-item>
                <text:list-item>
                  <text:p text:style-name="P11"><text:span text:style-name="T4">M</text:span>ostrar la carta</text:p>
                </text:list-item>
                <text:list-item>
                  <text:p text:style-name="P12"><text:span text:style-name="T4">O</text:span>rdenar la carta, para ello se pedirá que el elemento que esté en la posición que se diga se pasé a la posición deseada <text:span text:style-name="T5">y se desplace el resto.</text:span></text:p>
                </text:list-item>
                <text:list-item>
                  <text:p text:style-name="P12"><text:span text:style-name="T5">Mostrar la carta ordenados por orden alfabético</text:span></text:p>
                </text:list-item>
                <text:list-item>
                  <text:p text:style-name="P12"><text:span text:style-name="T5">Mostrar el número de elementos que hay en la carta.</text:span></text:p>
                </text:list-item>
                <text:list-item>
                  <text:p text:style-name="P15">Salir</text:p>
                  <text:p text:style-name="P15"/>
                </text:list-item>
              </text:list>
            </text:list-item>
          </text:list>
          <text:p text:style-name="P13">Nota: </text:p>
        </text:list-header>
      </text:list>
      <text:list xml:id="list4008016869" text:style-name="L5">
        <text:list-item>
          <text:list>
            <text:list-item>
              <text:list>
                <text:list-item>
                  <text:p text:style-name="P14">Las clases que crees deberán tener las correspondientes interfaces.</text:p>
                </text:list-item>
                <text:list-item>
                  <text:p text:style-name="P14">Los errores se deberán tratar con excepciones.</text:p>
                  <text:p text:style-name="P14"/>
                </text:list-item>
              </text:list>
            </text:list-item>
          </text:list>
        </text:list-item>
      </text:list>
      <text:list xml:id="list222237029133994" text:continue-list="list222236734096626" text:style-name="L1">
        <text:list-item>
          <text:p text:style-name="P7">Where is the mosca? <text:span text:style-name="T2">Crear una clase que almacene una matriz de NxM y tenga los siguientes métodos:</text:span></text:p>
        </text:list-item>
      </text:list>
      <text:list xml:id="list459692264" text:style-name="L3">
        <text:list-item>
          <text:list>
            <text:list-item>
              <text:list>
                <text:list-item>
                  <text:p text:style-name="P8">El constructor deberá recibir <text:span text:style-name="T3">el número de filas (N) y el número de columnas (M). Si los valores son 0 o negativo deberá lanzar una excepción.</text:span></text:p>
                </text:list-item>
                <text:list-item>
                  <text:p text:style-name="P9">El método ponerMosca que reciba un número de fila y un número de columna que ponga “una mosca” en la matríz.</text:p>
                </text:list-item>
                <text:list-item>
                  <text:p text:style-name="P9">El método comprobarMosca que reciba un número de fila y un número de columna y devuelva verdadero si hay mosca y falso si no hay mosca.</text:p>
                </text:list-item>
              </text:list>
            </text:list-item>
          </text:list>
        </text:list-item>
      </text:list>
      <text:p text:style-name="P17">Crear un método principal que pregunte por el tamaño de la matriz y el número de moscas a poner. Se deberá crear la matriz y pedir las coordenadas de las moscas pedidas. </text:p>
      <text:p text:style-name="P17">Comprobar el método comprobarMosca e imprimir el tablero de las moscas.</text:p>
      <text:list xml:id="list222236627791136" text:continue-list="list222237029133994" text:style-name="L1">
        <text:list-header>
          <text:p text:style-name="P3"/>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2T17:27:28.479750849</meta:creation-date>
    <dc:date>2020-06-02T22:22:36.028091405</dc:date>
    <meta:editing-duration>PT21M13S</meta:editing-duration>
    <meta:editing-cycles>5</meta:editing-cycles>
    <meta:generator>LibreOffice/6.0.7.3$Linux_X86_64 LibreOffice_project/00m0$Build-3</meta:generator>
    <meta:document-statistic meta:table-count="0" meta:image-count="0" meta:object-count="0" meta:page-count="2" meta:paragraph-count="38" meta:word-count="768" meta:character-count="4162" meta:non-whitespace-character-count="3456"/>
  </office:meta>
</office:document-meta>
</file>